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f6d7" officeooo:paragraph-rsid="0008f6d7"/>
    </style:style>
    <style:style style:name="T1" style:family="text">
      <style:text-properties officeooo:rsid="00093a05"/>
    </style:style>
    <style:style style:name="T2" style:family="text">
      <style:text-properties officeooo:rsid="000aff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game board class will be the actual game board of hexagons where the game will be played on.</text:p>
      <text:p text:style-name="P1">For it to be initiated, it requires the paramter of game board's size so it knows whether it should create a board of size 7 or 5 (which is determined by the properties user interface). <text:s/>For this program, the board will be represented as a 2D array of <text:span text:style-name="T1">coordinators. <text:s/>This array will store the spaces of the game board, which will be HexSpaces.</text:span></text:p>
      <text:p text:style-name="P1">GameBoard Class</text:p>
      <text:p text:style-name="P1">attributes:</text:p>
      <text:p text:style-name="P1">HexSpace spaces[x][y]</text:p>
      <text:p text:style-name="P1">Functions:</text:p>
      <text:p text:style-name="P1">constructor(int size);</text:p>
      <text:p text:style-name="P1"/>
      <text:p text:style-name="P1">The HexSpace class will be the individual hexagon spaces that make up the game board. <text:s/>Each space must be able to store a robot of any type (scout, sniper, tank) in an array. <text:s/>The amount of HexSpaces will be <text:span text:style-name="T2">initialized</text:span> by the GameBoard Class.</text:p>
      <text:p text:style-name="P1">HexSpace Class</text:p>
      <text:p text:style-name="P1">attributes</text:p>
      <text:p text:style-name="P1">Robot array[6]</text:p>
      <text:p text:style-name="P1">functions</text:p>
      <text:p text:style-name="P1">no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2:29:58.508188027</meta:creation-date>
    <dc:date>2016-10-19T13:06:23.950338269</dc:date>
    <meta:editing-duration>PT4M14S</meta:editing-duration>
    <meta:editing-cycles>1</meta:editing-cycles>
    <meta:document-statistic meta:table-count="0" meta:image-count="0" meta:object-count="0" meta:page-count="1" meta:paragraph-count="13" meta:word-count="141" meta:character-count="813" meta:non-whitespace-character-count="681"/>
    <meta:generator>LibreOffice/4.4.7.2$Linux_X86_64 LibreOffice_project/40$Build-2</meta:generator>
  </office:meta>
</office:document-meta>
</file>